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C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SYMBOLS FORMS OF CLOUDS BY</text:p>
          </table:table-cell>
          <table:table-cell office:value-type="string">
            <text:p>SKY, IN 10THS PROP</text:p>
          </table:table-cell>
          <table:table-cell office:value-type="string">
            <text:p>STATE OF THE SEA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NETIC DIRECTION</text:p>
          </table:table-cell>
          <table:table-cell office:value-type="string">
            <text:p>FORCE MILES DURING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DRY AIR</text:p>
          </table:table-cell>
          <table:table-cell office:value-type="string">
            <text:p>BULB AIR WET</text:p>
          </table:table-cell>
          <table:table-cell office:value-type="string">
            <text:p>WATER SURFACE 49 N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1/2E</text:p>
          </table:table-cell>
          <table:table-cell office:value-type="string">
            <text:p>NW</text:p>
          </table:table-cell>
          <table:table-cell office:value-type="string">
            <text:p>41.5</text:p>
          </table:table-cell>
          <table:table-cell office:value-type="string">
            <text:p/>
          </table:table-cell>
          <table:table-cell office:value-type="string">
            <text:p>30.10</text:p>
          </table:table-cell>
          <table:table-cell office:value-type="string">
            <text:p>47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</text:p>
          </table:table-cell>
          <table:table-cell office:value-type="string">
            <text:p>NA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9.5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46</text:p>
          </table:table-cell>
          <table:table-cell office:value-type="string">
            <text:p>-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7</text:p>
          </table:table-cell>
          <table:table-cell office:value-type="string">
            <text:p/>
          </table:table-cell>
          <table:table-cell office:value-type="string">
            <text:p>-43</text:p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7.1</text:p>
          </table:table-cell>
          <table:table-cell office:value-type="string">
            <text:p/>
          </table:table-cell>
          <table:table-cell office:value-type="string">
            <text:p>30.26</text:p>
          </table:table-cell>
          <table:table-cell office:value-type="string">
            <text:p>34</text:p>
          </table:table-cell>
          <table:table-cell office:value-type="string">
            <text:p>"</text:p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1/2E</text:p>
          </table:table-cell>
          <table:table-cell office:value-type="string">
            <text:p>NW</text:p>
          </table:table-cell>
          <table:table-cell office:value-type="string">
            <text:p>32.3</text:p>
          </table:table-cell>
          <table:table-cell office:value-type="string">
            <text:p/>
          </table:table-cell>
          <table:table-cell office:value-type="string">
            <text:p>30.32</text:p>
          </table:table-cell>
          <table:table-cell office:value-type="string">
            <text:p>44</text:p>
          </table:table-cell>
          <table:table-cell office:value-type="string">
            <text:p>42 SSE</text:p>
          </table:table-cell>
          <table:table-cell office:value-type="string">
            <text:p>STR</text:p>
          </table:table-cell>
          <table:table-cell office:value-type="string">
            <text:p/>
          </table:table-cell>
          <table:table-cell office:value-type="string">
            <text:p>B</text:p>
          </table:table-cell>
          <table:table-cell office:value-type="string">
            <text:p>NANO 2.4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WNW</text:p>
          </table:table-cell>
          <table:table-cell office:value-type="string">
            <text:p>28.1</text:p>
          </table:table-cell>
          <table:table-cell office:value-type="string">
            <text:p/>
          </table:table-cell>
          <table:table-cell office:value-type="string">
            <text:p>30.36</text:p>
          </table:table-cell>
          <table:table-cell office:value-type="string">
            <text:p>55</text:p>
          </table:table-cell>
          <table:table-cell office:value-type="string">
            <text:p>-44</text:p>
          </table:table-cell>
          <table:table-cell office:value-type="string">
            <text:p/>
          </table:table-cell>
          <table:table-cell office:value-type="string">
            <text:p>-7</text:p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25.7</text:p>
          </table:table-cell>
          <table:table-cell office:value-type="string">
            <text:p/>
          </table:table-cell>
          <table:table-cell office:value-type="string">
            <text:p>30.38</text:p>
          </table:table-cell>
          <table:table-cell office:value-type="string">
            <text:p>55</text:p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-47</text:p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353, 476), (417, 476), (417, 525), (353, 525)]</text:p>
          </table:table-cell>
          <table:table-cell office:value-type="string">
            <text:p>[(432, 476), (498, 476), (498, 525), (432, 525)]</text:p>
          </table:table-cell>
          <table:table-cell office:value-type="string">
            <text:p>[(503, 499), (557, 499), (557, 586), (503, 586)]</text:p>
          </table:table-cell>
          <table:table-cell office:value-type="string">
            <text:p>[(569, 547), (784, 547), (784, 599), (569, 599)][(573, 612), (771, 612), (771, 664), (573, 664)][(609, 474), (779, 474), (779, 527), (609, 527)]</text:p>
          </table:table-cell>
          <table:table-cell office:value-type="string">
            <text:p>[(939, 420), (1019, 420), (1019, 471), (939, 471)]</text:p>
          </table:table-cell>
          <table:table-cell office:value-type="string">
            <text:p/>
          </table:table-cell>
          <table:table-cell office:value-type="string">
            <text:p>[(1137, 505), (1192, 505), (1192, 592), (1137, 592)]</text:p>
          </table:table-cell>
          <table:table-cell office:value-type="string">
            <text:p>[(1243, 419), (1372, 419), (1372, 473), (1243, 473)]</text:p>
          </table:table-cell>
          <table:table-cell office:value-type="string">
            <text:p/>
          </table:table-cell>
          <table:table-cell office:value-type="string">
            <text:p>[(1426, 420), (1589, 420), (1589, 474), (1426, 4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40, 500), (1765, 500), (1765, 552), (1640, 552)][(1639, 454), (1766, 454), (1766, 504), (1639, 504)][(1660, 478), (1745, 478), (1745, 530), (1660, 530)]</text:p>
          </table:table-cell>
          <table:table-cell office:value-type="string">
            <text:p>[(1818, 500), (1906, 500), (1906, 551), (1818, 551)][(1814, 451), (1912, 451), (1912, 501), (1814, 501)][(1809, 480), (1915, 480), (1915, 530), (1809, 530)]</text:p>
          </table:table-cell>
          <table:table-cell office:value-type="string">
            <text:p>[(1940, 455), (1991, 455), (1991, 592), (1940, 592)][(1921, 454), (1969, 454), (1969, 592), (1921, 592)]</text:p>
          </table:table-cell>
          <table:table-cell office:value-type="string">
            <text:p>[(2013, 457), (2064, 457), (2064, 503), (2013, 503)][(2007, 478), (2068, 478), (2068, 525), (2007, 525)][(2012, 502), (2054, 502), (2054, 549), (2012, 549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28, 553), (1022, 553), (1022, 608), (828, 608)][(887, 505), (1003, 505), (1003, 560), (887, 560)]</text:p>
          </table:table-cell>
          <table:table-cell office:value-type="string">
            <text:p>[(1075, 511), (1142, 511), (1142, 560), (1075, 560)][(1036, 475), (1158, 475), (1158, 527), (1036, 527)][(1064, 558), (1176, 558), (1176, 612), (1064, 612)][(1026, 618), (1183, 618), (1183, 672), (1026, 672)]</text:p>
          </table:table-cell>
          <table:table-cell office:value-type="string">
            <text:p/>
          </table:table-cell>
          <table:table-cell office:value-type="string">
            <text:p>[(1219, 497), (1320, 497), (1320, 547), (1219, 547)][(1233, 522), (1303, 522), (1303, 572), (1233, 572)]</text:p>
          </table:table-cell>
          <table:table-cell office:value-type="string">
            <text:p>[(1336, 498), (1394, 498), (1394, 549), (1336, 549)][(1337, 524), (1391, 524), (1391, 574), (1337, 574)]</text:p>
          </table:table-cell>
          <table:table-cell office:value-type="string">
            <text:p>[(1406, 535), (1460, 535), (1460, 585), (1406, 585)][(1410, 510), (1455, 510), (1455, 560), (1410, 560)][(1413, 490), (1450, 490), (1450, 540), (1413, 540)]</text:p>
          </table:table-cell>
          <table:table-cell office:value-type="string">
            <text:p>[(1475, 535), (1531, 535), (1531, 585), (1475, 585)][(1483, 488), (1532, 488), (1532, 539), (1483, 539)][(1481, 508), (1534, 508), (1534, 559), (1481, 559)]</text:p>
          </table:table-cell>
          <table:table-cell office:value-type="string">
            <text:p>[(1537, 489), (1603, 489), (1603, 540), (1537, 540)][(1542, 531), (1608, 531), (1608, 581), (1542, 581)][(1480, 680), (1541, 680), (1541, 734), (1480, 734)][(1468, 611), (1544, 611), (1544, 673), (1468, 6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49, 618), (417, 618), (417, 667), (349, 6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677), (405, 677), (405, 727), (383, 72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6, 746), (407, 746), (407, 793), (386, 79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803), (411, 803), (411, 853), (390, 85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4, 786), (796, 786), (796, 857), (614, 857)]</text:p>
          </table:table-cell>
          <table:table-cell office:value-type="string">
            <text:p>[(862, 800), (978, 800), (978, 856), (862, 856)]</text:p>
          </table:table-cell>
          <table:table-cell office:value-type="string">
            <text:p>[(1069, 770), (1147, 770), (1147, 856), (1069, 856)]</text:p>
          </table:table-cell>
          <table:table-cell office:value-type="string">
            <text:p/>
          </table:table-cell>
          <table:table-cell office:value-type="string">
            <text:p>[(1207, 802), (1306, 802), (1306, 854), (1207, 854)]</text:p>
          </table:table-cell>
          <table:table-cell office:value-type="string">
            <text:p>[(1338, 806), (1387, 806), (1387, 864), (1338, 864)]</text:p>
          </table:table-cell>
          <table:table-cell office:value-type="string">
            <text:p>[(1391, 811), (1465, 811), (1465, 867), (1391, 8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48, 802), (1729, 802), (1729, 856), (1648, 856)]</text:p>
          </table:table-cell>
          <table:table-cell office:value-type="string">
            <text:p>[(1779, 812), (1917, 812), (1917, 866), (1779, 866)]</text:p>
          </table:table-cell>
          <table:table-cell office:value-type="string">
            <text:p>[(1950, 814), (1995, 814), (1995, 868), (1950, 86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869), (407, 869), (407, 915), (383, 9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9, 931), (409, 931), (409, 978), (389, 9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9, 991), (409, 991), (409, 1038), (389, 10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86, 986), (713, 986), (713, 1036), (686, 1036)]</text:p>
          </table:table-cell>
          <table:table-cell office:value-type="string">
            <text:p>[(922, 989), (944, 989), (944, 1038), (922, 1038)]</text:p>
          </table:table-cell>
          <table:table-cell office:value-type="string">
            <text:p>[(1052, 953), (1151, 953), (1151, 1043), (1052, 1043)]</text:p>
          </table:table-cell>
          <table:table-cell office:value-type="string">
            <text:p/>
          </table:table-cell>
          <table:table-cell office:value-type="string">
            <text:p>[(1215, 997), (1321, 997), (1321, 1047), (1215, 1047)]</text:p>
          </table:table-cell>
          <table:table-cell office:value-type="string">
            <text:p>[(1341, 998), (1385, 998), (1385, 1048), (1341, 1048)]</text:p>
          </table:table-cell>
          <table:table-cell office:value-type="string">
            <text:p>[(1397, 1000), (1461, 1000), (1461, 1050), (1397, 10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70, 991), (1705, 991), (1705, 1043), (1670, 1043)]</text:p>
          </table:table-cell>
          <table:table-cell office:value-type="string">
            <text:p>[(1833, 989), (1866, 989), (1866, 1039), (1833, 1039)]</text:p>
          </table:table-cell>
          <table:table-cell office:value-type="string">
            <text:p>[(1934, 998), (1983, 998), (1983, 1048), (1934, 104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1, 1052), (409, 1052), (409, 1101), (391, 110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7, 1118), (411, 1118), (411, 1166), (387, 11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1178), (408, 1178), (408, 1226), (390, 122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84, 1178), (709, 1178), (709, 1228), (684, 1228)]</text:p>
          </table:table-cell>
          <table:table-cell office:value-type="string">
            <text:p>[(915, 1170), (938, 1170), (938, 1219), (915, 1219)]</text:p>
          </table:table-cell>
          <table:table-cell office:value-type="string">
            <text:p>[(1045, 1175), (1131, 1175), (1131, 1226), (1045, 1226)]</text:p>
          </table:table-cell>
          <table:table-cell office:value-type="string">
            <text:p/>
          </table:table-cell>
          <table:table-cell office:value-type="string">
            <text:p>[(1216, 1179), (1327, 1179), (1327, 1233), (1216, 1233)]</text:p>
          </table:table-cell>
          <table:table-cell office:value-type="string">
            <text:p>[(1343, 1181), (1392, 1181), (1392, 1233), (1343, 1233)]</text:p>
          </table:table-cell>
          <table:table-cell office:value-type="string">
            <text:p/>
          </table:table-cell>
          <table:table-cell office:value-type="string">
            <text:p>[(1398, 1184), (1477, 1184), (1477, 1234), (1398, 1234)]</text:p>
          </table:table-cell>
          <table:table-cell office:value-type="string">
            <text:p/>
          </table:table-cell>
          <table:table-cell office:value-type="string">
            <text:p>[(1663, 1182), (1696, 1182), (1696, 1232), (1663, 1232)]</text:p>
          </table:table-cell>
          <table:table-cell office:value-type="string">
            <text:p>[(1835, 1179), (1862, 1179), (1862, 1228), (1835, 1228)]</text:p>
          </table:table-cell>
          <table:table-cell office:value-type="string">
            <text:p>[(1926, 1184), (1979, 1184), (1979, 1235), (1926, 123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1, 1240), (410, 1240), (410, 1287), (381, 128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1305), (411, 1305), (411, 1350), (383, 13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1363), (429, 1363), (429, 1410), (358, 14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69, 1369), (697, 1369), (697, 1420), (669, 1420)]</text:p>
          </table:table-cell>
          <table:table-cell office:value-type="string">
            <text:p>[(900, 1369), (924, 1369), (924, 1418), (900, 1418)]</text:p>
          </table:table-cell>
          <table:table-cell office:value-type="string">
            <text:p>[(1051, 1333), (1150, 1333), (1150, 1414), (1051, 1414)]</text:p>
          </table:table-cell>
          <table:table-cell office:value-type="string">
            <text:p/>
          </table:table-cell>
          <table:table-cell office:value-type="string">
            <text:p>[(1200, 1359), (1324, 1359), (1324, 1415), (1200, 1415)]</text:p>
          </table:table-cell>
          <table:table-cell office:value-type="string">
            <text:p>[(1341, 1365), (1387, 1365), (1387, 1415), (1341, 1415)]</text:p>
          </table:table-cell>
          <table:table-cell office:value-type="string">
            <text:p>[(1416, 1370), (1458, 1370), (1458, 1420), (1416, 1420)]</text:p>
          </table:table-cell>
          <table:table-cell office:value-type="string">
            <text:p/>
          </table:table-cell>
          <table:table-cell office:value-type="string">
            <text:p>[(1461, 1369), (1553, 1369), (1553, 1419), (1461, 1419)]</text:p>
          </table:table-cell>
          <table:table-cell office:value-type="string">
            <text:p>[(1665, 1378), (1694, 1378), (1694, 1426), (1665, 1426)]</text:p>
          </table:table-cell>
          <table:table-cell office:value-type="string">
            <text:p>[(1814, 1366), (1838, 1366), (1838, 1416), (1814, 1416)]</text:p>
          </table:table-cell>
          <table:table-cell office:value-type="string">
            <text:p>[(1937, 1369), (1987, 1369), (1987, 1419), (1937, 141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7, 2348), (431, 2348), (431, 2395), (357, 239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3, 2408), (413, 2408), (413, 2456), (393, 245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6, 2468), (415, 2468), (415, 2516), (396, 25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529), (419, 2529), (419, 2578), (394, 25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4, 2506), (787, 2506), (787, 2577), (604, 2577)]</text:p>
          </table:table-cell>
          <table:table-cell office:value-type="string">
            <text:p>[(845, 2525), (950, 2525), (950, 2577), (845, 2577)]</text:p>
          </table:table-cell>
          <table:table-cell office:value-type="string">
            <text:p>[(1067, 2492), (1155, 2492), (1155, 2582), (1067, 2582)]</text:p>
          </table:table-cell>
          <table:table-cell office:value-type="string">
            <text:p/>
          </table:table-cell>
          <table:table-cell office:value-type="string">
            <text:p>[(1215, 2527), (1322, 2527), (1322, 2579), (1215, 2579)]</text:p>
          </table:table-cell>
          <table:table-cell office:value-type="string">
            <text:p>[(1337, 2531), (1379, 2531), (1379, 2583), (1337, 2583)]</text:p>
          </table:table-cell>
          <table:table-cell office:value-type="string">
            <text:p>[(1463, 2535), (1528, 2535), (1528, 2588), (1463, 2588)][(1463, 2296), (1595, 2296), (1595, 2349), (1463, 2349)]</text:p>
          </table:table-cell>
          <table:table-cell office:value-type="string">
            <text:p>[(1462, 2259), (1591, 2259), (1591, 2309), (1462, 2309)]</text:p>
          </table:table-cell>
          <table:table-cell office:value-type="string">
            <text:p/>
          </table:table-cell>
          <table:table-cell office:value-type="string">
            <text:p>[(1654, 2532), (1702, 2532), (1702, 2579), (1654, 2579)]</text:p>
          </table:table-cell>
          <table:table-cell office:value-type="string">
            <text:p>[(1776, 2541), (1894, 2541), (1894, 2589), (1776, 2589)][(1545, 2299), (1646, 2299), (1646, 2349), (1545, 2349)]</text:p>
          </table:table-cell>
          <table:table-cell office:value-type="string">
            <text:p>[(1936, 2533), (1974, 2533), (1974, 2582), (1936, 258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2, 2593), (416, 2593), (416, 2640), (392, 264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6, 2652), (416, 2652), (416, 2700), (396, 27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716), (416, 2716), (416, 2763), (394, 276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64, 2708), (691, 2708), (691, 2757), (664, 2757)]</text:p>
          </table:table-cell>
          <table:table-cell office:value-type="string">
            <text:p>[(845, 2713), (976, 2713), (976, 2766), (845, 2766)]</text:p>
          </table:table-cell>
          <table:table-cell office:value-type="string">
            <text:p>[(1050, 2679), (1147, 2679), (1147, 2764), (1050, 2764)]</text:p>
          </table:table-cell>
          <table:table-cell office:value-type="string">
            <text:p/>
          </table:table-cell>
          <table:table-cell office:value-type="string">
            <text:p>[(1205, 2710), (1321, 2710), (1321, 2761), (1205, 2761)]</text:p>
          </table:table-cell>
          <table:table-cell office:value-type="string">
            <text:p>[(1334, 2716), (1389, 2716), (1389, 2766), (1334, 2766)]</text:p>
          </table:table-cell>
          <table:table-cell office:value-type="string">
            <text:p>[(1457, 2710), (1522, 2710), (1522, 2763), (1457, 2763)]</text:p>
          </table:table-cell>
          <table:table-cell office:value-type="string">
            <text:p/>
          </table:table-cell>
          <table:table-cell office:value-type="string">
            <text:p>[(1541, 2715), (1600, 2715), (1600, 2767), (1541, 2767)]</text:p>
          </table:table-cell>
          <table:table-cell office:value-type="string">
            <text:p>[(1665, 2719), (1694, 2719), (1694, 2768), (1665, 2768)]</text:p>
          </table:table-cell>
          <table:table-cell office:value-type="string">
            <text:p>[(1824, 2713), (1862, 2713), (1862, 2764), (1824, 2764)]</text:p>
          </table:table-cell>
          <table:table-cell office:value-type="string">
            <text:p>[(1929, 2713), (1980, 2713), (1980, 2764), (1929, 276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774), (410, 2774), (410, 2822), (394, 28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2837), (413, 2837), (413, 2883), (390, 288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3, 2901), (416, 2901), (416, 2947), (393, 29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7, 2895), (681, 2895), (681, 2944), (647, 2944)]</text:p>
          </table:table-cell>
          <table:table-cell office:value-type="string">
            <text:p>[(904, 2896), (931, 2896), (931, 2946), (904, 2946)]</text:p>
          </table:table-cell>
          <table:table-cell office:value-type="string">
            <text:p>[(1045, 2865), (1156, 2865), (1156, 2947), (1045, 2947)]</text:p>
          </table:table-cell>
          <table:table-cell office:value-type="string">
            <text:p/>
          </table:table-cell>
          <table:table-cell office:value-type="string">
            <text:p>[(1214, 2897), (1329, 2897), (1329, 2949), (1214, 2949)]</text:p>
          </table:table-cell>
          <table:table-cell office:value-type="string">
            <text:p>[(1330, 2900), (1378, 2900), (1378, 2951), (1330, 2951)]</text:p>
          </table:table-cell>
          <table:table-cell office:value-type="string">
            <text:p>[(1455, 2897), (1520, 2897), (1520, 2951), (1455, 2951)]</text:p>
          </table:table-cell>
          <table:table-cell office:value-type="string">
            <text:p/>
          </table:table-cell>
          <table:table-cell office:value-type="string">
            <text:p>[(1543, 2903), (1603, 2903), (1603, 2953), (1543, 2953)]</text:p>
          </table:table-cell>
          <table:table-cell office:value-type="string">
            <text:p>[(1670, 2909), (1696, 2909), (1696, 2959), (1670, 2959)]</text:p>
          </table:table-cell>
          <table:table-cell office:value-type="string">
            <text:p>[(1833, 2905), (1863, 2905), (1863, 2955), (1833, 2955)]</text:p>
          </table:table-cell>
          <table:table-cell office:value-type="string">
            <text:p>[(1922, 2899), (1975, 2899), (1975, 2952), (1922, 295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0, 2962), (413, 2962), (413, 3008), (380, 300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6, 3024), (414, 3024), (414, 3070), (386, 30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38.873921</meta:creation-date>
    <dc:date>2021-10-10T10:54:38.893466</dc:date>
    <meta:generator>http://pypi.python.org/pypi/ezodf/0.1.0$Python3.8.10 (default, Jun  4 2021, 15:09:15) 
[GCC 7.5.0]</meta:generator>
    <meta:document-statistic/>
    <meta:editing-cycles>1</meta:editing-cycles>
  </office:meta>
</office:document-meta>
</file>